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acob Cauffma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./</text:p>
      <text:p text:style-name="P3">My province is not to draw forth sighs and tears, but to <text:span text:style-name="T2">offer</text:span><text:span text:style-name="T3"> afford con-/-solation and breathe in </text:span><text:span text:style-name="T2">sweet</text:span><text:span text:style-name="T3"> inspiriting hope. <text:s/>Those are occasions on which/ the performance of this official duty becomes almost an impossibility./ <text:s/>When standing beside the coffin of a creature, just budding into/ manhood, and to whom many hearts turned with fond with glowing antici-/-pations, then the lips refuse their accustomed office. <text:s/>Then/ is indeed the effort to lighten the burden of sorrow difficult/ in the extreme. <text:s/>Not so to-day, my dear friends!/ <text:s/>It would be irreverent </text:span><text:span text:style-name="T2">in those</text:span><text:span text:style-name="T3"> on the part of men who are taught to see in the/ laws of nature, the laws of a Creating God, to utter wailings/ and to weep because the same eternal laws have not been in-/-verted for our special benefit. <text:s/>The usual tenure of life is/ three score years and ten. <text:s/>Through the favor of the Most/ High, our deceased coreligionist exceeded that term. <text:s/>He/ trod the earth with a firm step, at an age whereat others/ bend low towards the grave. <text:s/>But even this consideration/ would be insufficient to allay grief; for, we may live long/ but suffer long. <text:s/>We may </text:span><text:span text:style-name="T2">drag</text:span><text:span text:style-name="T3"> lend an existence exposed to ceaseless trials, severely beaten/ by </text:span><text:span text:style-name="T2">contrary</text:span><text:span text:style-name="T3"> all the winds of adversity, but if after having </text:span><text:span text:style-name="T2">travelled</text:span><text:span text:style-name="T3"> journeyed far in/ safety; after having kept health and faculties,/</text:span></text:p>
      <text:p text:style-name="P3"><text:span text:style-name="T3"/></text:p>
      <text:p text:style-name="P3"><text:span text:style-name="T3">[Page 2]</text:span></text:p>
      <text:p text:style-name="P3"><text:span text:style-name="T3">having enjoyed the </text:span><text:span text:style-name="T2">delights</text:span><text:span text:style-name="T3"> sweets of home, and the </text:span><text:span text:style-name="T2">pleasure</text:span><text:span text:style-name="T3"> delight of/ social intercourse, we compose ourselves for the everlasting/ rest, with scarcely a physical pain and a struggle, then,/ I think, </text:span><text:span text:style-name="T2">that</text:span><text:span text:style-name="T3"> the survivors instead of lamenting should/ raise their eyes heavenward beaming with thanks to the God from whom all/ good proceeds. <text:s/>Such should be your feelings, sons/ and daughters of Jacob </text:span><text:soft-page-break/><text:span text:style-name="T3">Cauffman. <text:s/>For, your father re-/-mained with you to a </text:span><text:span text:style-name="T2">more protracted</text:span><text:span text:style-name="T3"> lengthier period than </text:span><text:span text:style-name="T2">what</text:span><text:span text:style-name="T3">/ is allotted to mortals, and </text:span><text:span text:style-name="T2">consider</text:span><text:span text:style-name="T3"> ponder on thus--he continued in the possession of/ a frame unimpaired by age; in a state of bodily vigor/ which made work a pleasure and added zest to his friendly interchange of thoughts./ <text:s/>Your filial attachment, your standing in the community,/ your temporal success proved a source of exhaustless grati-/-fication to that father in Israel, and only a few days before his departure, he was/ permitted to reach the climax of terrestrial blessings. <text:s/>For,/ what joy can compare with that of having been spared/ to witness the happiness of even our children's children?/</text:span></text:p>
      <text:p text:style-name="P3"><text:span text:style-name="T3">Why should you then lament? <text:s/>Tears must naturally flow/ at the absence from our midst of a parent devoted to his/ family and respected for his kind and genial disposition,/ but after the anguish, always attending the hour, in which/ we consign our loved ones to the cold earth, shall have </text:span><text:span text:style-name="T2">passed</text:span><text:span text:style-name="T3"> abated,/ </text:span><text:span text:style-name="T2">away</text:span><text:span text:style-name="T3"> you, doubtless, will calmly reflect, and be comforted./</text:span></text:p>
      <text:p text:style-name="P3"><text:span text:style-name="T3"/></text:p>
      <text:p text:style-name="P3"><text:span text:style-name="T3">[Page 3]</text:span></text:p>
      <text:p text:style-name="P3"><text:span text:style-name="T3"><text:tab/>And she also who is more sorely bereaved by this event/ than any among the </text:span><text:span text:style-name="T2">mourners</text:span><text:span text:style-name="T3"> survivors, she also will receive conso-/-lation by recalling God's favors on the feast, and </text:span><text:span text:style-name="T2">looking to</text:span><text:span text:style-name="T3"> contemplating her present/ surroundings. <text:s/>For, you will, I am certain, speak to her/ of the divine boons bestowed upon her husband while living,/ and you will also so effectually smooth her path, that she will not/ meet the slightest impediment in journeying through it, tho'/ deprived of the arm on which she was wont to lean for support./ <text:s/>You will cause your mother to feel that in her has been/ verified the sentence of the good book. <text:s/>"Old age is a crown/ of glory;" for, you will make it sparkle with unfading/ lustre, by an attention and a filial consideration that have no limit./ <text:s/>But </text:span><text:span text:style-name="T2">a mourner insensible, yet</text:span><text:span text:style-name="T3"> while in the act of chasing away sorrow, my mind beholds an object inconsolably standing </text:span><text:span text:style-name="T2">now</text:span><text:span text:style-name="T3">/ beside this coffin. <text:s/>It </text:span><text:span text:style-name="T2">bends low</text:span><text:span text:style-name="T3"> silently glides over and bewails the loss sus</text:span><text:span text:style-name="T2">t</text:span><text:span text:style-name="T3">-/-tained. <text:s/>Shall I name that mourner? <text:s/>It is the sanctuary/ where Jacob Cauffman worshipped[sic!], and towards the sup-/-plying of whose wants he willingly contributed. <text:s/>It </text:span><text:span text:style-name="T2">con-</text:span><text:span text:style-name="T3">/</text:span><text:span text:style-name="T2">-templates the void and</text:span><text:span text:style-name="T3"> greatly deprecates </text:span><text:span text:style-name="T2">it</text:span><text:span text:style-name="T3"> the void created, because the empty/ space grows continually wider, and those who should </text:span><text:span text:style-name="T2">fill it</text:span><text:span text:style-name="T3"> close/ </text:span><text:span text:style-name="T2">up the void</text:span><text:span text:style-name="T3"> the gap, keep aloof. <text:s/>Alas! the ranks are fast thinning/ away; when </text:span><text:span text:style-name="T2">from</text:span><text:span text:style-name="T3"> shall the fresh recruits come?...../ Pardon </text:span><text:span text:style-name="T2">the</text:span><text:span text:style-name="T3"> my Brethren! words which come out unbidden. <text:s/>This is not/ the occasion, on which even faintly to allude to questions/</text:span></text:p>
      <text:p text:style-name="P3"><text:span text:style-name="T3"/></text:p>
      <text:p text:style-name="P3"><text:span text:style-name="T3">[Page 4]</text:span></text:p>
      <text:p text:style-name="P3"><text:span text:style-name="T3">of a congregational character, but as a servant who/ dearly loves his master, will instinctively bear his name/ on his lips in time and out of time, so do I, inopportunely/ perhaps, feel impelled to present to view an object very/ near to my heart. <text:s/>Oh! may the children not </text:span><text:span text:style-name="T2">forsake</text:span><text:span text:style-name="T3"> cast off/ what their fathers reverenced; may they rise as sustaining/ pillars to religious institutions, tending to </text:span><text:span text:style-name="T2">preserve</text:span><text:span text:style-name="T3"> perpetuate the/ principles inculcated by the sainted and the righteous./ <text:s/>And they who are imparadised in the contemplation of God,/ will smile upon such deed with celestial approva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5:04:33.54</meta:creation-date>
    <meta:document-statistic meta:table-count="0" meta:image-count="0" meta:object-count="0" meta:page-count="3" meta:paragraph-count="70" meta:word-count="998" meta:character-count="6270"/>
    <dc:date>2012-10-31T15:26:56.13</dc:date>
    <meta:editing-duration>PT5M52S</meta:editing-duration>
    <meta:editing-cycles>1</meta:editing-cycles>
    <meta:generator>OpenOffice.org/3.4.1$Win32 OpenOffice.org_project/341m1$Build-9593</meta:generator>
  </office:meta>
</office:document-meta>
</file>